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3.96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ull data: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Data Representatio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Parameters</text:p>
          </table:table-cell>
        </table:table-row>
        <table:table-row table:style-name="ro3">
          <table:table-cell office:value-type="string" calcext:value-type="string">
            <text:p>Gradient Descen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Existence</text:p>
          </table:table-cell>
          <table:table-cell office:value-type="float" office:value="0.732842" calcext:value-type="float">
            <text:p>0.73284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terations = 10, learning rate = 0.003</text:p>
          </table:table-cell>
        </table:table-row>
        <table:table-row table:style-name="ro1">
          <table:table-cell office:value-type="string" calcext:value-type="string">
            <text:p>Stochastic Subgradien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Existence</text:p>
          </table:table-cell>
          <table:table-cell office:value-type="float" office:value="0.731926" calcext:value-type="float">
            <text:p>0.7319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terations = 50, sample size = 40, diameter parameter = 10</text:p>
          </table:table-cell>
        </table:table-row>
        <table:table-row table:style-name="ro2">
          <table:table-cell office:value-type="string" calcext:value-type="string">
            <text:p>Stochastic Subgradien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requency</text:p>
          </table:table-cell>
          <table:table-cell office:value-type="float" office:value="0.73124" calcext:value-type="float">
            <text:p>0.731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terations = 30, sample size = 40, diameter parameter = 10</text:p>
          </table:table-cell>
        </table:table-row>
        <table:table-row table:style-name="ro2">
          <table:table-cell office:value-type="string" calcext:value-type="string">
            <text:p>Gradient Descen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Existence</text:p>
          </table:table-cell>
          <table:table-cell office:value-type="float" office:value="0.511958" calcext:value-type="float">
            <text:p>0.5119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rations = 10, learning rate = 0.5</text:p>
          </table:table-cell>
        </table:table-row>
        <table:table-row table:style-name="ro2">
          <table:table-cell office:value-type="string" calcext:value-type="string">
            <text:p>Stochastic Subgradien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Existence</text:p>
          </table:table-cell>
          <table:table-cell office:value-type="float" office:value="0.514175" calcext:value-type="float">
            <text:p>0.5141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terations = 20, sample size = 10, diameter parameter = 10</text:p>
          </table:table-cell>
        </table:table-row>
        <table:table-row table:style-name="ro2">
          <table:table-cell office:value-type="string" calcext:value-type="string">
            <text:p>Stochastic Subgradien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Frequency</text:p>
          </table:table-cell>
          <table:table-cell office:value-type="float" office:value="0.51413" calcext:value-type="float">
            <text:p>0.514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terations = 20, sample size = 10, diameter parameter = 1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1000 data point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Data Representatio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Parameters</text:p>
          </table:table-cell>
        </table:table-row>
        <table:table-row table:style-name="ro1">
          <table:table-cell office:value-type="string" calcext:value-type="string">
            <text:p>Gradient Descen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Existence</text:p>
          </table:table-cell>
          <table:table-cell office:value-type="float" office:value="0.834343" calcext:value-type="float">
            <text:p>0.834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 = 10, learning rate = 0.5</text:p>
          </table:table-cell>
        </table:table-row>
        <table:table-row table:style-name="ro1">
          <table:table-cell office:value-type="string" calcext:value-type="string">
            <text:p>Gradient Descen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requency</text:p>
          </table:table-cell>
          <table:table-cell office:value-type="float" office:value="0.840404" calcext:value-type="float">
            <text:p>0.840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 = 10, learning rate = 0.4</text:p>
          </table:table-cell>
        </table:table-row>
        <table:table-row table:style-name="ro1">
          <table:table-cell office:value-type="string" calcext:value-type="string">
            <text:p>Newton Method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Existence</text:p>
          </table:table-cell>
          <table:table-cell office:value-type="float" office:value="0.79596" calcext:value-type="float">
            <text:p>0.7959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terations = 5, lambda = 1</text:p>
          </table:table-cell>
        </table:table-row>
        <table:table-row table:style-name="ro2">
          <table:table-cell office:value-type="string" calcext:value-type="string">
            <text:p>Stochastic Subgradien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Existence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 = 10, sample size = 20, diameter parameter = 0.1</text:p>
          </table:table-cell>
        </table:table-row>
        <table:table-row table:style-name="ro2">
          <table:table-cell office:value-type="string" calcext:value-type="string">
            <text:p>Stochastic Subgradien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requency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 = 10, sample size = 50, diameter parameter = 0.001</text:p>
          </table:table-cell>
        </table:table-row>
        <table:table-row table:style-name="ro2">
          <table:table-cell office:value-type="string" calcext:value-type="string">
            <text:p>Gradient Descen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Existence</text:p>
          </table:table-cell>
          <table:table-cell office:value-type="float" office:value="0.69798" calcext:value-type="float">
            <text:p>0.697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 = 20, learning rate = 0.3</text:p>
          </table:table-cell>
        </table:table-row>
        <table:table-row table:style-name="ro2">
          <table:table-cell office:value-type="string" calcext:value-type="string">
            <text:p>Gradient Descen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Frequency</text:p>
          </table:table-cell>
          <table:table-cell office:value-type="float" office:value="0.692929" calcext:value-type="float">
            <text:p>0.692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 = 25, learning rate = 0.05</text:p>
          </table:table-cell>
        </table:table-row>
        <table:table-row table:style-name="ro2">
          <table:table-cell office:value-type="string" calcext:value-type="string">
            <text:p>Newton Method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Existence</text:p>
          </table:table-cell>
          <table:table-cell office:value-type="float" office:value="0.682828" calcext:value-type="float">
            <text:p>0.682828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Iterations = 5, lambda = 0.1</text:p>
          </table:table-cell>
        </table:table-row>
        <table:table-row table:style-name="ro2">
          <table:table-cell office:value-type="string" calcext:value-type="string">
            <text:p>Stochastic Subgradien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Existence</text:p>
          </table:table-cell>
          <table:table-cell office:value-type="float" office:value="0.706061" calcext:value-type="float">
            <text:p>0.706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 = 10, sample size = 20, diameter parameter = 0.01</text:p>
          </table:table-cell>
        </table:table-row>
        <table:table-row table:style-name="ro2">
          <table:table-cell office:value-type="string" calcext:value-type="string">
            <text:p>Stochastic Subgradient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Frequency</text:p>
          </table:table-cell>
          <table:table-cell office:value-type="float" office:value="0.717172" calcext:value-type="float">
            <text:p>0.717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 = 10, sample size = 20, diameter parameter = 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Katzman</meta:initial-creator>
    <meta:creation-date>2014-05-12T21:04:13.445967897</meta:creation-date>
    <dc:date>2014-05-12T21:42:29.247141975</dc:date>
    <dc:creator>Jonathan Katzman</dc:creator>
    <meta:editing-duration>PT29M33S</meta:editing-duration>
    <meta:editing-cycles>3</meta:editing-cycles>
    <meta:generator>LibreOffice/4.1.4.2$Linux_X86_64 LibreOffice_project/410$Build-2</meta:generator>
    <meta:document-statistic meta:table-count="1" meta:cell-count="110" meta:object-count="0"/>
  </office:meta>
</office:document-meta>
</file>